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" svg:font-family="time"/>
  </office:font-face-decls>
  <office:automatic-styles>
    <style:style style:name="Tableau1" style:family="table">
      <style:table-properties style:width="15.164cm" table:align="left"/>
    </style:style>
    <style:style style:name="Tableau1.A" style:family="table-column">
      <style:table-column-properties style:column-width="2.565cm"/>
    </style:style>
    <style:style style:name="Tableau1.B" style:family="table-column">
      <style:table-column-properties style:column-width="12.59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672cm" table:align="left"/>
    </style:style>
    <style:style style:name="Tableau2.A" style:family="table-column">
      <style:table-column-properties style:column-width="3.554cm"/>
    </style:style>
    <style:style style:name="Tableau2.B" style:family="table-column">
      <style:table-column-properties style:column-width="13.11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.012cm"/>
    </style:style>
    <style:style style:name="Tableau3.B" style:family="table-column">
      <style:table-column-properties style:column-width="4.244cm"/>
    </style:style>
    <style:style style:name="Tableau3.C" style:family="table-column">
      <style:table-column-properties style:column-width="4.787cm"/>
    </style:style>
    <style:style style:name="Tableau3.D" style:family="table-column">
      <style:table-column-properties style:column-width="6.95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92c66" officeooo:paragraph-rsid="00092c66"/>
    </style:style>
    <style:style style:name="P2" style:family="paragraph" style:parent-style-name="Heading_20_3">
      <style:text-properties officeooo:rsid="00092c66" officeooo:paragraph-rsid="00092c66"/>
    </style:style>
    <style:style style:name="P3" style:family="paragraph" style:parent-style-name="Standard">
      <style:text-properties officeooo:rsid="00092c66" officeooo:paragraph-rsid="00092c66"/>
    </style:style>
    <style:style style:name="P4" style:family="paragraph" style:parent-style-name="Standard">
      <style:text-properties fo:font-weight="bold" officeooo:rsid="00092c66" officeooo:paragraph-rsid="00092c66" style:font-weight-asian="bold" style:font-weight-complex="bold"/>
    </style:style>
    <style:style style:name="P5" style:family="paragraph" style:parent-style-name="Standard" style:list-style-name="L2">
      <style:text-properties officeooo:rsid="00092c66" officeooo:paragraph-rsid="00092c66"/>
    </style:style>
    <style:style style:name="P6" style:family="paragraph" style:parent-style-name="Standard" style:list-style-name="L3">
      <style:text-properties officeooo:rsid="00092c66" officeooo:paragraph-rsid="00092c66"/>
    </style:style>
    <style:style style:name="P7" style:family="paragraph" style:parent-style-name="Text_20_body" style:list-style-name="L1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" fo:font-weight="bold" style:font-weight-asian="bold" style:font-weight-complex="bold"/>
    </style:style>
    <style:style style:name="T5" style:family="text">
      <style:text-properties style:font-name="DejaVu Sans Condensed" fo:font-weight="bold" style:font-weight-asian="bold" style:font-weight-complex="bold"/>
    </style:style>
    <style:style style:name="T6" style:family="text">
      <style:text-properties style:font-name="DejaVu Sans Condensed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8">Théme</text:span><text:span text:style-name="T7">: </text:span><text:span text:style-name="T6">Conception d’une plateforme de discussion pour le problème de du gaz à Abéché</text:span></text:p>
      <text:p text:style-name="P3"/>
      <text:h text:style-name="P2" text:outline-level="3">1. Contexte</text:h>
      <text:p text:style-name="Text_20_body">La ville d’Abéché connaît depuis plusieurs années des difficultés liées à l’approvisionnement en eau potable et en gaz domestique. Ces problèmes entraînent des tensions sociales, des inégalités d’accès et une méconnaissance des initiatives locales de solution.<text:line-break/>Dans ce contexte, il devient nécessaire de concevoir une <text:span text:style-name="Strong_20_Emphasis"><text:span text:style-name="T3">plateforme numérique de discussion et</text:span></text:span><text:span text:style-name="Strong_20_Emphasis"> </text:span><text:span text:style-name="Strong_20_Emphasis"><text:span text:style-name="T3">d’échange</text:span></text:span> entre citoyens, autorités locales, ONG et entreprises, afin de :</text:p>
      <text:list text:style-name="L1">
        <text:list-item>
          <text:p text:style-name="P7">Favoriser la communication autour de la gestion de l’eau et du gaz.</text:p>
        </text:list-item>
        <text:list-item>
          <text:p text:style-name="P7">Recueillir les plaintes et suggestions de la population.</text:p>
        </text:list-item>
        <text:list-item>
          <text:p text:style-name="P7">Partager des informations, actualités et solutions possibles.</text:p>
        </text:list-item>
      </text:list>
      <text:h text:style-name="Heading_20_3" text:outline-level="3">2. Objectif global</text:h>
      <text:p text:style-name="Text_20_body">Mettre en place une <text:span text:style-name="Strong_20_Emphasis"><text:span text:style-name="T3">plateforme interactive en ligne</text:span></text:span><text:span text:style-name="T3"> </text:span>permettant aux habitants d’Abéché et aux acteurs concernés de <text:span text:style-name="Strong_20_Emphasis"><text:span text:style-name="T3">discuter, signaler des problèmes et proposer des solutions</text:span></text:span> sur les questions d’eau et de gaz.</text:p>
      <text:p text:style-name="P4">3. Technologies utilisées</text:p>
      <text:list text:style-name="L2">
        <text:list-item>
          <text:p text:style-name="P5">HTML/CSS/JavaScript</text:p>
        </text:list-item>
        <text:list-item>
          <text:p text:style-name="P5">Framework:Angular</text:p>
        </text:list-item>
        <text:list-item>
          <text:p text:style-name="P5">Outils:Github,Figma</text:p>
        </text:list-item>
      </text:list>
      <text:p text:style-name="P3">​Base de données:MongoDB</text:p>
      <text:p text:style-name="P4">4.​livrables attendus</text:p>
      <text:list text:style-name="L3">
        <text:list-item>
          <text:p text:style-name="P6">​Maquette de l’interface</text:p>
        </text:list-item>
        <text:list-item>
          <text:p text:style-name="P6">​Site web fonctionnel</text:p>
        </text:list-item>
        <text:list-item>
          <text:p text:style-name="P6">​Documentation technique</text:p>
        </text:list-item>
        <text:list-item>
          <text:p text:style-name="P6">​Presentation powerpoint final</text:p>
        </text:list-item>
      </text:list>
      <text:p text:style-name="P3"/>
      <text:h text:style-name="P1" text:outline-level="2"><text:span text:style-name="Strong_20_Emphasis">1. Besoins fonctionnels</text:span></text:h>
      <text:p text:style-name="Text_20_body">Les besoins fonctionnels décrivent ce que la plateforme <text:span text:style-name="Strong_20_Emphasis"><text:span text:style-name="T3">doit faire</text:span></text:span>.</text:p>
      <text:h text:style-name="Heading_20_3" text:outline-level="3"><text:span text:style-name="Strong_20_Emphasis">1.1. Gestion des utilisateurs</text:span></text:h>
      <text:list text:style-name="L4">
        <text:list-item>
          <text:p text:style-name="P8">S’inscrire sur la plateforme (citoyen, agent, ONG, autorité).</text:p>
        </text:list-item>
        <text:list-item>
          <text:p text:style-name="P8">Se connecter / se déconnecter.</text:p>
        </text:list-item>
        <text:list-item>
          <text:p text:style-name="P8">Modifier son profil.</text:p>
        </text:list-item>
        <text:list-item>
          <text:p text:style-name="P8">Supprimer son compte.</text:p>
        </text:list-item>
      </text:list>
      <text:h text:style-name="Heading_20_3" text:outline-level="3"><text:soft-page-break/><text:span text:style-name="Strong_20_Emphasis">1.2. Discussion et communication</text:span></text:h>
      <text:list text:style-name="L5">
        <text:list-item>
          <text:p text:style-name="P9">Créer une nouvelle discussion (thème eau/gaz/infrastructure).</text:p>
        </text:list-item>
        <text:list-item>
          <text:p text:style-name="P9">Répondre à une discussion existante.</text:p>
        </text:list-item>
        <text:list-item>
          <text:p text:style-name="P9">Aimer ou commenter une publication.</text:p>
        </text:list-item>
        <text:list-item>
          <text:p text:style-name="P9">Signaler un message inapproprié.</text:p>
        </text:list-item>
      </text:list>
      <text:h text:style-name="Heading_20_3" text:outline-level="3"><text:span text:style-name="Strong_20_Emphasis">1.3. Signalement de problèmes</text:span></text:h>
      <text:list text:style-name="L6">
        <text:list-item>
          <text:p text:style-name="P10">Remplir un <text:span text:style-name="Strong_20_Emphasis">formulaire de signalement</text:span> (titre, description, photo, position GPS).</text:p>
        </text:list-item>
        <text:list-item>
          <text:p text:style-name="P10">Suivre l’évolution du signalement (statut : en attente, en cours, résolu).</text:p>
        </text:list-item>
        <text:list-item>
          <text:p text:style-name="P10">Recevoir des <text:span text:style-name="Strong_20_Emphasis">notifications</text:span> lors de la mise à jour du statut.</text:p>
        </text:list-item>
        <text:list-item>
          <text:p text:style-name="P10">Consulter la carte des signalements.</text:p>
        </text:list-item>
      </text:list>
      <text:h text:style-name="Heading_20_3" text:outline-level="3"><text:span text:style-name="Strong_20_Emphasis">1.4. Gestion administrative</text:span></text:h>
      <text:list text:style-name="L7">
        <text:list-item>
          <text:p text:style-name="P11">Modérer les messages et signalements.</text:p>
        </text:list-item>
        <text:list-item>
          <text:p text:style-name="P11">Supprimer les contenus inappropriés.</text:p>
        </text:list-item>
        <text:list-item>
          <text:p text:style-name="P11">Gérer les utilisateurs (bloquer, valider, supprimer).</text:p>
        </text:list-item>
        <text:list-item>
          <text:p text:style-name="P11">Publier des annonces officielles ou des alertes publiques.</text:p>
        </text:list-item>
      </text:list>
      <text:h text:style-name="Heading_20_3" text:outline-level="3"><text:span text:style-name="Strong_20_Emphasis">1.5. Statistiques et rapports</text:span></text:h>
      <text:list text:style-name="L8">
        <text:list-item>
          <text:p text:style-name="P12">Générer des rapports sur les problèmes recensés.</text:p>
        </text:list-item>
        <text:list-item>
          <text:p text:style-name="P12">Visualiser les zones les plus touchées.</text:p>
        </text:list-item>
        <text:list-item>
          <text:p text:style-name="P12">Afficher les statistiques par type de problème.</text:p>
        </text:list-item>
      </text:list>
      <text:p text:style-name="Horizontal_20_Line"/>
      <text:h text:style-name="Heading_20_2" text:outline-level="2"><text:s/><text:span text:style-name="Strong_20_Emphasis">2. Besoins non fonctionnels</text:span></text:h>
      <text:p text:style-name="Text_20_body">Les besoins non fonctionnels concernent la <text:span text:style-name="Strong_20_Emphasis">qualité du service</text:span> attendu.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Catégori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erformance</text:span></text:p>
          </table:table-cell>
          <table:table-cell table:style-name="Tableau1.A1" office:value-type="string">
            <text:p text:style-name="Table_20_Contents">Le chargement d’une page ne doit pas dépasser 3 second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écurité</text:span></text:p>
          </table:table-cell>
          <table:table-cell table:style-name="Tableau1.A1" office:value-type="string">
            <text:p text:style-name="Table_20_Contents">Authentification JWT, mots de passe hachés, gestion des accès par rôl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iabilité</text:span></text:p>
          </table:table-cell>
          <table:table-cell table:style-name="Tableau1.A1" office:value-type="string">
            <text:p text:style-name="Table_20_Contents">Sauvegarde automatique quotidienne de la base de donné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Disponibilité</text:span></text:p>
          </table:table-cell>
          <table:table-cell table:style-name="Tableau1.A1" office:value-type="string">
            <text:p text:style-name="Table_20_Contents">Plateforme disponible 24h/24, 7j/7.</text:p>
          </table:table-cell>
        </table:table-row>
      </table:table>
      <text:p text:style-name="P3"/>
      <text:p text:style-name="P3"/>
      <text:p text:style-name="P3"/>
      <text:h text:style-name="P1" text:outline-level="2"><text:soft-page-break/><text:span text:style-name="Strong_20_Emphasis">3. Identification des acteurs et des cas d’utilisation</text:span></text:h>
      <text:h text:style-name="Heading_20_3" text:outline-level="3"><text:span text:style-name="Strong_20_Emphasis">3.1. Acteurs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Acteur</text:p>
            </table:table-cell>
            <table:table-cell table:style-name="Tableau2.A1" office:value-type="string">
              <text:p text:style-name="Table_20_Heading">Rôle / 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Citoyen</text:span></text:p>
          </table:table-cell>
          <table:table-cell table:style-name="Tableau2.A1" office:value-type="string">
            <text:p text:style-name="Table_20_Contents">Utilisateur principal, signale les problèmes et participe aux discussion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Agent municipal</text:span></text:p>
          </table:table-cell>
          <table:table-cell table:style-name="Tableau2.A1" office:value-type="string">
            <text:p text:style-name="Table_20_Contents">Reçoit les signalements, les traite et change leur statut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Administrateur</text:span></text:p>
          </table:table-cell>
          <table:table-cell table:style-name="Tableau2.A1" office:value-type="string">
            <text:p text:style-name="Table_20_Contents">Gère le système, modère les discussions et supervise la base de donné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ONG / Association</text:span></text:p>
          </table:table-cell>
          <table:table-cell table:style-name="Tableau2.A1" office:value-type="string">
            <text:p text:style-name="Table_20_Contents">Publie des informations, commente les signalements, propose des solution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Visiteur</text:span></text:p>
          </table:table-cell>
          <table:table-cell table:style-name="Tableau2.A1" office:value-type="string">
            <text:p text:style-name="Table_20_Contents">Peut consulter les discussions sans interagir (lecture seule).</text:p>
          </table:table-cell>
        </table:table-row>
      </table:table>
      <text:p text:style-name="Horizontal_20_Line"/>
      <text:h text:style-name="Heading_20_2" text:outline-level="2"><text:s/><text:span text:style-name="Strong_20_Emphasis">4. Cas d’utilisation (principaux)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N°</text:p>
            </table:table-cell>
            <table:table-cell table:style-name="Tableau3.A1" office:value-type="string">
              <text:p text:style-name="Table_20_Heading">Cas d’utilisation</text:p>
            </table:table-cell>
            <table:table-cell table:style-name="Tableau3.A1" office:value-type="string">
              <text:p text:style-name="Table_20_Heading">Acteurs impliqués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1" office:value-type="string">
            <text:p text:style-name="Table_20_Contents">UC1</text:p>
          </table:table-cell>
          <table:table-cell table:style-name="Tableau3.A1" office:value-type="string">
            <text:p text:style-name="Table_20_Contents">S’inscrire / Se connecter</text:p>
          </table:table-cell>
          <table:table-cell table:style-name="Tableau3.A1" office:value-type="string">
            <text:p text:style-name="Table_20_Contents">Citoyen, Agent, ONG</text:p>
          </table:table-cell>
          <table:table-cell table:style-name="Tableau3.A1" office:value-type="string">
            <text:p text:style-name="Table_20_Contents">Création d’un compte et accès à la plateforme.</text:p>
          </table:table-cell>
        </table:table-row>
        <table:table-row>
          <table:table-cell table:style-name="Tableau3.A1" office:value-type="string">
            <text:p text:style-name="Table_20_Contents">UC2</text:p>
          </table:table-cell>
          <table:table-cell table:style-name="Tableau3.A1" office:value-type="string">
            <text:p text:style-name="Table_20_Contents">Publier une discussion</text:p>
          </table:table-cell>
          <table:table-cell table:style-name="Tableau3.A1" office:value-type="string">
            <text:p text:style-name="Table_20_Contents">Citoyen, ONG</text:p>
          </table:table-cell>
          <table:table-cell table:style-name="Tableau3.A1" office:value-type="string">
            <text:p text:style-name="Table_20_Contents">Publier un message ou un sujet de débat.</text:p>
          </table:table-cell>
        </table:table-row>
        <table:table-row>
          <table:table-cell table:style-name="Tableau3.A1" office:value-type="string">
            <text:p text:style-name="Table_20_Contents">UC3</text:p>
          </table:table-cell>
          <table:table-cell table:style-name="Tableau3.A1" office:value-type="string">
            <text:p text:style-name="Table_20_Contents">Commenter / répondre</text:p>
          </table:table-cell>
          <table:table-cell table:style-name="Tableau3.A1" office:value-type="string">
            <text:p text:style-name="Table_20_Contents">Tous les utilisateurs connectés</text:p>
          </table:table-cell>
          <table:table-cell table:style-name="Tableau3.A1" office:value-type="string">
            <text:p text:style-name="Table_20_Contents">Participer à une discussion existante.</text:p>
          </table:table-cell>
        </table:table-row>
        <table:table-row>
          <table:table-cell table:style-name="Tableau3.A1" office:value-type="string">
            <text:p text:style-name="Table_20_Contents">UC4</text:p>
          </table:table-cell>
          <table:table-cell table:style-name="Tableau3.A1" office:value-type="string">
            <text:p text:style-name="Table_20_Contents">Signaler un problème</text:p>
          </table:table-cell>
          <table:table-cell table:style-name="Tableau3.A1" office:value-type="string">
            <text:p text:style-name="Table_20_Contents">Citoyen</text:p>
          </table:table-cell>
          <table:table-cell table:style-name="Tableau3.A1" office:value-type="string">
            <text:p text:style-name="Table_20_Contents">Déclaration d’un problème d’eau ou de gaz.</text:p>
          </table:table-cell>
        </table:table-row>
        <table:table-row>
          <table:table-cell table:style-name="Tableau3.A1" office:value-type="string">
            <text:p text:style-name="Table_20_Contents">UC5</text:p>
          </table:table-cell>
          <table:table-cell table:style-name="Tableau3.A1" office:value-type="string">
            <text:p text:style-name="Table_20_Contents">Consulter les signalements</text:p>
          </table:table-cell>
          <table:table-cell table:style-name="Tableau3.A1" office:value-type="string">
            <text:p text:style-name="Table_20_Contents">Tous</text:p>
          </table:table-cell>
          <table:table-cell table:style-name="Tableau3.A1" office:value-type="string">
            <text:p text:style-name="Table_20_Contents">Visualiser les problèmes sur la carte.</text:p>
          </table:table-cell>
        </table:table-row>
        <table:table-row>
          <table:table-cell table:style-name="Tableau3.A1" office:value-type="string">
            <text:p text:style-name="Table_20_Contents">UC6</text:p>
          </table:table-cell>
          <table:table-cell table:style-name="Tableau3.A1" office:value-type="string">
            <text:p text:style-name="Table_20_Contents">Gérer les signalements</text:p>
          </table:table-cell>
          <table:table-cell table:style-name="Tableau3.A1" office:value-type="string">
            <text:p text:style-name="Table_20_Contents">Agent municipal</text:p>
          </table:table-cell>
          <table:table-cell table:style-name="Tableau3.A1" office:value-type="string">
            <text:p text:style-name="Table_20_Contents">Mettre à jour le statut d’un signalement.</text:p>
          </table:table-cell>
        </table:table-row>
        <table:table-row>
          <table:table-cell table:style-name="Tableau3.A1" office:value-type="string">
            <text:p text:style-name="Table_20_Contents">UC7</text:p>
          </table:table-cell>
          <table:table-cell table:style-name="Tableau3.A1" office:value-type="string">
            <text:p text:style-name="Table_20_Contents">Modérer les contenus</text:p>
          </table:table-cell>
          <table:table-cell table:style-name="Tableau3.A1" office:value-type="string">
            <text:p text:style-name="Table_20_Contents">Administrateur</text:p>
          </table:table-cell>
          <table:table-cell table:style-name="Tableau3.A1" office:value-type="string">
            <text:p text:style-name="Table_20_Contents">Supprimer ou bloquer un contenu inapproprié.</text:p>
          </table:table-cell>
        </table:table-row>
        <table:table-row>
          <table:table-cell table:style-name="Tableau3.A1" office:value-type="string">
            <text:p text:style-name="Table_20_Contents">UC8</text:p>
          </table:table-cell>
          <table:table-cell table:style-name="Tableau3.A1" office:value-type="string">
            <text:p text:style-name="Table_20_Contents">Générer un rapport</text:p>
          </table:table-cell>
          <table:table-cell table:style-name="Tableau3.A1" office:value-type="string">
            <text:p text:style-name="Table_20_Contents">Administrateur</text:p>
          </table:table-cell>
          <table:table-cell table:style-name="Tableau3.A1" office:value-type="string">
            <text:p text:style-name="Table_20_Contents">Produire des statistiques globales.</text:p>
          </table:table-cell>
        </table:table-row>
      </table:table>
      <text:p text:style-name="Horizontal_20_Line"/>
      <text:h text:style-name="Heading_20_2" text:outline-level="2"><text:s/><text:span text:style-name="Strong_20_Emphasis">5. Diagramme de cas d’utilisation (UML)</text:span></text:h>
      <text:p text:style-name="Text_20_body">Voici la description textuelle du diagramme UML (Draw.io ) :</text:p>
      <text:p text:style-name="P3"><text:s text:c="10"/>+---------------------+</text:p>
      <text:p text:style-name="P3"><text:s text:c="10"/>| <text:s text:c="4"/>Administrateur <text:s/>|</text:p>
      <text:p text:style-name="P3"><text:s text:c="10"/>+---------------------+</text:p>
      <text:p text:style-name="P3"><text:s text:c="18"/>/|\</text:p>
      <text:p text:style-name="P3"><text:s text:c="19"/>|</text:p>
      <text:p text:style-name="P3"><text:s text:c="19"/>| modère contenus, gère utilisateurs</text:p>
      <text:p text:style-name="P3"><text:s text:c="19"/>|</text:p>
      <text:p text:style-name="P3"><text:s text:c="9"/>+----------+------------+</text:p>
      <text:p text:style-name="P3"><text:s text:c="9"/>| <text:s text:c="22"/>|</text:p>
      <text:p text:style-name="P3">+------------------+ <text:s text:c="5"/>+------------------+</text:p>
      <text:p text:style-name="P3">| <text:s text:c="4"/>Agent <text:s text:c="7"/>| <text:s text:c="5"/>| <text:s text:c="5"/>ONG <text:s text:c="8"/>|</text:p>
      <text:p text:style-name="P3">| municipal <text:s text:c="7"/>| <text:s text:c="5"/>| / Association <text:s text:c="3"/>|</text:p>
      <text:p text:style-name="P3"><text:soft-page-break/>+------------------+ <text:s text:c="5"/>+------------------+</text:p>
      <text:p text:style-name="P3"><text:s text:c="5"/>| <text:s text:c="2"/>^ <text:s text:c="22"/>^ <text:s text:c="2"/>|</text:p>
      <text:p text:style-name="P3"><text:s text:c="5"/>| <text:s text:c="2"/>| <text:s text:c="22"/>| <text:s text:c="2"/>|</text:p>
      <text:p text:style-name="P3"><text:s text:c="5"/>| <text:s text:c="2"/>| consulte signalements <text:s/>| publie infos</text:p>
      <text:p text:style-name="P3"><text:s text:c="5"/>| <text:s text:c="2"/>| met à jour statut <text:s text:c="5"/>| participe discussions</text:p>
      <text:p text:style-name="P3"><text:s text:c="5"/>| <text:s text:c="2"/>| <text:s text:c="22"/>| </text:p>
      <text:p text:style-name="P3">+------------------+ <text:s text:c="13"/>|</text:p>
      <text:p text:style-name="P3">| <text:s text:c="4"/>Citoyen <text:s text:c="5"/>|--------------+</text:p>
      <text:p text:style-name="P3">+------------------+</text:p>
      <text:p text:style-name="P3"><text:s text:c="6"/>| </text:p>
      <text:p text:style-name="P3"><text:s text:c="6"/>| signale problème, discute</text:p>
      <text:p text:style-name="P3"><text:s text:c="6"/>|</text:p>
      <text:p text:style-name="P3">+------------------+</text:p>
      <text:p text:style-name="P3">| <text:s text:c="3"/>Visiteur <text:s text:c="5"/>|</text:p>
      <text:p text:style-name="P3">+------------------+</text:p>
      <text:p text:style-name="P3"><text:s text:c="6"/>(consultation seulement)</text:p>
      <text:p text:style-name="P3"/>
      <text:h text:style-name="P1" text:outline-level="2"><text:span text:style-name="Strong_20_Emphasis">Diagramme de classes UML</text:span></text:h>
      <text:p text:style-name="Text_20_body">Voici la description du <text:span text:style-name="Strong_20_Emphasis">diagramme de classes</text:span> logique du système :</text:p>
      <text:p text:style-name="P3">+---------------------+</text:p>
      <text:p text:style-name="P3">| Utilisateur <text:s text:c="8"/>|</text:p>
      <text:p text:style-name="P3">+---------------------+</text:p>
      <text:p text:style-name="P3">| - idUtilisateur <text:s text:c="4"/>|</text:p>
      <text:p text:style-name="P3">| - nom <text:s text:c="14"/>|</text:p>
      <text:p text:style-name="P3">| - email <text:s text:c="12"/>|</text:p>
      <text:p text:style-name="P3">| - motDePasse <text:s text:c="7"/>|</text:p>
      <text:p text:style-name="P3">| - role <text:s text:c="13"/>| <text:s/>// citoyen, agent, admin, ONG</text:p>
      <text:p text:style-name="P3">+---------------------+</text:p>
      <text:p text:style-name="P3">| +seConnecter() <text:s text:c="5"/>|</text:p>
      <text:p text:style-name="P3">| +modifierProfil() <text:s text:c="2"/>|</text:p>
      <text:p text:style-name="P3">+---------------------+</text:p>
      <text:p text:style-name="P3"/>
      <text:p text:style-name="P3"><text:s text:c="11"/>1</text:p>
      <text:p text:style-name="P3"><text:s text:c="11"/>|</text:p>
      <text:p text:style-name="P3"><text:s text:c="11"/>| publie</text:p>
      <text:p text:style-name="P3"><text:s text:c="11"/>|</text:p>
      <text:p text:style-name="P3"><text:s text:c="11"/>*</text:p>
      <text:p text:style-name="P3">+---------------------+</text:p>
      <text:p text:style-name="P3">| Discussion <text:s text:c="9"/>|</text:p>
      <text:p text:style-name="P3">+---------------------+</text:p>
      <text:p text:style-name="P3">| - idDiscussion <text:s text:c="5"/>|</text:p>
      <text:p text:style-name="P3">| - titre <text:s text:c="12"/>|</text:p>
      <text:p text:style-name="P3">| - contenu <text:s text:c="10"/>|</text:p>
      <text:p text:style-name="P3">| - datePublication <text:s text:c="2"/>|</text:p>
      <text:p text:style-name="P3">| - categorie <text:s text:c="8"/>|</text:p>
      <text:p text:style-name="P3">+---------------------+</text:p>
      <text:p text:style-name="P3">| +publier() <text:s text:c="9"/>|</text:p>
      <text:p text:style-name="P3">| +commenter() <text:s text:c="7"/>|</text:p>
      <text:p text:style-name="P3"><text:soft-page-break/>+---------------------+</text:p>
      <text:p text:style-name="P3"><text:s text:c="11"/>1</text:p>
      <text:p text:style-name="P3"><text:s text:c="11"/>|</text:p>
      <text:p text:style-name="P3"><text:s text:c="11"/>| a plusieurs</text:p>
      <text:p text:style-name="P3"><text:s text:c="11"/>|</text:p>
      <text:p text:style-name="P3"><text:s text:c="11"/>*</text:p>
      <text:p text:style-name="P3">+---------------------+</text:p>
      <text:p text:style-name="P3">| Commentaire <text:s text:c="8"/>|</text:p>
      <text:p text:style-name="P3">+---------------------+</text:p>
      <text:p text:style-name="P3">| - idCommentaire <text:s text:c="4"/>|</text:p>
      <text:p text:style-name="P3">| - contenu <text:s text:c="10"/>|</text:p>
      <text:p text:style-name="P3">| - dateCommentaire <text:s text:c="2"/>|</text:p>
      <text:p text:style-name="P3">+---------------------+</text:p>
      <text:p text:style-name="P3">| +ajouterCommentaire() |</text:p>
      <text:p text:style-name="P3">+---------------------+</text:p>
      <text:p text:style-name="P3"/>
      <text:p text:style-name="P3"><text:s text:c="11"/>1</text:p>
      <text:p text:style-name="P3"><text:s text:c="11"/>|</text:p>
      <text:p text:style-name="P3"><text:s text:c="11"/>| crée</text:p>
      <text:p text:style-name="P3"><text:s text:c="11"/>|</text:p>
      <text:p text:style-name="P3"><text:s text:c="11"/>*</text:p>
      <text:p text:style-name="P3">+---------------------+</text:p>
      <text:p text:style-name="P3">| Signalement <text:s text:c="8"/>|</text:p>
      <text:p text:style-name="P3">+---------------------+</text:p>
      <text:p text:style-name="P3">| - idSignalement <text:s text:c="4"/>|</text:p>
      <text:p text:style-name="P3">| - typeProbleme <text:s text:c="5"/>|</text:p>
      <text:p text:style-name="P3">| - description <text:s text:c="6"/>|</text:p>
      <text:p text:style-name="P3">| - photo <text:s text:c="12"/>|</text:p>
      <text:p text:style-name="P3">| - localisation <text:s text:c="5"/>|</text:p>
      <text:p text:style-name="P3">| - dateCreation <text:s text:c="5"/>|</text:p>
      <text:p text:style-name="P3">| - statut <text:s text:c="11"/>| // en attente, en cours, résolu</text:p>
      <text:p text:style-name="P3">+---------------------+</text:p>
      <text:p text:style-name="P3">| +creerSignalement() |</text:p>
      <text:p text:style-name="P3">| +modifierStatut() <text:s text:c="2"/>|</text:p>
      <text:p text:style-name="P3">+---------------------+</text:p>
      <text:p text:style-name="P3"/>
      <text:p text:style-name="P3"><text:s text:c="11"/>1</text:p>
      <text:p text:style-name="P3"><text:s text:c="11"/>|</text:p>
      <text:p text:style-name="P3"><text:s text:c="11"/>| notifie</text:p>
      <text:p text:style-name="P3"><text:s text:c="11"/>|</text:p>
      <text:p text:style-name="P3"><text:s text:c="11"/>*</text:p>
      <text:p text:style-name="P3">+---------------------+</text:p>
      <text:p text:style-name="P3">| Notification <text:s text:c="7"/>|</text:p>
      <text:p text:style-name="P3">+---------------------+</text:p>
      <text:p text:style-name="P3">| - idNotification <text:s text:c="3"/>|</text:p>
      <text:p text:style-name="P3">| - message <text:s text:c="10"/>|</text:p>
      <text:p text:style-name="P3">| - dateNotification <text:s/>|</text:p>
      <text:p text:style-name="P3">+---------------------+</text:p>
      <text:p text:style-name="P3">| +envoyerNotification() |</text:p>
      <text:p text:style-name="P3">+------------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" svg:font-family="tim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3:33:02.197803305</meta:creation-date>
    <dc:date>2025-11-03T10:56:45.777611283</dc:date>
    <meta:editing-duration>PT43M20S</meta:editing-duration>
    <meta:editing-cycles>3</meta:editing-cycles>
    <meta:generator>LibreOffice/24.2.7.2$Linux_X86_64 LibreOffice_project/420$Build-2</meta:generator>
    <meta:document-statistic meta:table-count="3" meta:image-count="0" meta:object-count="0" meta:page-count="5" meta:paragraph-count="215" meta:word-count="901" meta:character-count="6603" meta:non-whitespace-character-count="5130"/>
  </office:meta>
</office:document-meta>
</file>